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</style:style>
    <style:style style:name="P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fo:font-size="11.5pt" fo:background-color="#ffffff" style:font-size-asian="11.5pt" style:font-size-complex="11.5pt"/>
    </style:style>
    <style:style style:name="P3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fo:font-size="11.5pt" style:text-underline-style="solid" style:text-underline-width="auto" style:text-underline-color="font-color" fo:background-color="#ffffff" style:font-size-asian="11.5pt" style:font-size-complex="11.5pt"/>
    </style:style>
    <style:style style:name="P4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222222" fo:font-size="11.5pt" style:text-underline-style="solid" style:text-underline-width="auto" style:text-underline-color="font-color" fo:background-color="#ffffff" style:font-size-asian="11.5pt" style:font-size-complex="11.5pt"/>
    </style:style>
    <style:style style:name="P5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82cm" loext:contextual-spacing="false" fo:line-height="100%" fo:text-indent="0cm" style:auto-text-indent="false" fo:background-color="#ffffff"/>
      <style:text-properties fo:font-size="12pt" style:font-size-asian="12pt" style:font-size-complex="12pt"/>
    </style:style>
    <style:style style:name="P7" style:family="paragraph" style:parent-style-name="Title" style:master-page-name="Standard">
      <style:paragraph-properties style:page-number="1"/>
    </style:style>
    <style:style style:name="P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color="#222222" fo:font-size="11.5pt" style:text-underline-style="solid" style:text-underline-width="auto" style:text-underline-color="font-color" style:font-size-asian="11.5pt" style:font-size-complex="11.5pt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color="#222222" fo:font-size="11.5pt" style:text-underline-style="solid" style:text-underline-width="auto" style:text-underline-color="font-color" fo:background-color="#ffffff" style:font-size-asian="11.5pt" style:font-size-complex="11.5pt"/>
    </style:style>
    <style:style style:name="P1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fo:font-size="11.5pt" style:font-size-asian="11.5pt" style:font-size-complex="11.5pt"/>
    </style:style>
    <style:style style:name="P1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fo:font-size="11.5pt" fo:background-color="#ffffff" style:font-size-asian="11.5pt" style:font-size-complex="11.5pt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fo:font-size="12pt" fo:background-color="#ffffff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22222" style:font-name="MathJax_Typewriter" fo:font-size="11.5pt" fo:background-color="#ffffff" style:font-size-asian="11.5pt" style:font-size-complex="11.5pt"/>
    </style:style>
    <style:style style:name="P15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false" fo:line-height="100%" fo:text-indent="-0.635cm" style:auto-text-indent="false" fo:background-color="#ffffff"/>
      <style:text-properties fo:color="#222222" fo:font-size="11.5pt" style:font-size-asian="11.5pt" style:font-size-complex="11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.282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.282cm" loext:contextual-spacing="false" fo:line-height="100%" fo:text-indent="-0.635cm" style:auto-text-indent="false" fo:background-color="#ffffff"/>
      <style:text-properties fo:color="#222222" fo:font-size="11.5pt" style:font-size-asian="11.5pt" style:font-size-complex="11.5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282cm" loext:contextual-spacing="false" fo:line-height="100%" fo:text-indent="0cm" style:auto-text-indent="false" fo:background-color="#ffffff"/>
      <style:text-properties fo:font-size="12pt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font-size="12pt" style:font-size-asian="12pt" style:font-size-complex="12pt"/>
    </style:style>
    <style:style style:name="T1" style:family="text">
      <style:text-properties fo:color="#222222" fo:font-size="11.5pt" style:font-size-asian="11.5pt" style:font-size-complex="11.5pt"/>
    </style:style>
    <style:style style:name="T2" style:family="text">
      <style:text-properties fo:color="#222222" fo:font-size="11.5pt" fo:background-color="#ffffff" loext:char-shading-value="0" style:font-size-asian="11.5pt" style:font-size-complex="11.5pt"/>
    </style:style>
    <style:style style:name="T3" style:family="text">
      <style:text-properties fo:color="#222222" fo:font-size="11.5pt" fo:font-style="italic" fo:background-color="#ffffff" loext:char-shading-value="0" style:font-size-asian="11.5pt" style:font-style-asian="italic" style:font-size-complex="11.5pt"/>
    </style:style>
    <style:style style:name="T4" style:family="text">
      <style:text-properties fo:color="#222222" style:font-name="Courier New" fo:font-size="11.5pt" style:font-name-asian="Courier New1" style:font-size-asian="11.5pt" style:font-name-complex="Courier New1" style:font-size-complex="11.5pt"/>
    </style:style>
    <style:style style:name="T5" style:family="text">
      <style:text-properties fo:color="#222222" fo:background-color="#ffffff" loext:char-shading-value="0"/>
    </style:style>
    <style:style style:name="T6" style:family="text">
      <style:text-properties fo:color="#222222" fo:font-size="12pt" fo:background-color="#ffffff" loext:char-shading-value="0" style:font-size-asian="12pt" style:font-size-complex="12pt"/>
    </style:style>
    <style:style style:name="T7" style:family="text">
      <style:text-properties fo:color="#222222" style:font-name="MathJax_Typewriter" fo:font-size="11.5pt" style:font-name-asian="Courier New1" style:font-size-asian="11.5pt" style:font-name-complex="Courier New1" style:font-size-complex="11.5pt"/>
    </style:style>
    <style:style style:name="T8" style:family="text">
      <style:text-properties fo:color="#222222" style:font-name="MathJax_Typewriter" fo:font-size="12pt" fo:background-color="#ffffff" loext:char-shading-value="0" style:font-size-asian="12pt" style:font-size-complex="12pt"/>
    </style:style>
    <style:style style:name="T9" style:family="text">
      <style:text-properties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10" style:family="text">
      <style:text-properties fo:font-size="11.5pt" fo:background-color="#ffffff" loext:char-shading-value="0" style:font-size-asian="11.5pt" style:font-size-complex="11.5pt"/>
    </style:style>
    <style:style style:name="T11" style:family="text">
      <style:text-properties style:font-name="MathJax_Typewriter"/>
    </style:style>
    <style:style style:name="T12" style:family="text">
      <style:text-properties style:font-name="MathJax_Typewriter" fo:font-size="10pt" fo:background-color="#ffffff" loext:char-shading-value="0" style:font-name-asian="Courier New1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nwoevbdcgvty"/>Lab Exercise 4</text:p>
      <text:p text:style-name="Standard"/>
      <text:list xml:id="list708789695" text:style-name="WWNum1">
        <text:list-item>
          <text:p text:style-name="P8">Natural Numbers</text:p>
        </text:list-item>
      </text:list>
      <text:p text:style-name="P11">Consider the set of natural numbers ℕ, and observe that:</text:p>
      <text:list xml:id="list1519462537" text:style-name="WWNum2">
        <text:list-item>
          <text:p text:style-name="P16">zero is a natural number, and</text:p>
        </text:list-item>
        <text:list-item>
          <text:p text:style-name="P18">any other natural number is the successor of some other natural number.</text:p>
        </text:list-item>
      </text:list>
      <text:p text:style-name="P1"><text:span text:style-name="T1">1) Define a data type </text:span><text:span text:style-name="T7">Nat</text:span><text:span text:style-name="T1"> representing natural numbers using the above observation.</text:span></text:p>
      <text:p text:style-name="P1"><text:span text:style-name="T1">2) </text:span><text:span text:style-name="T2">Write functions </text:span><text:span text:style-name="T12">toInt :: Nat -&gt; Int</text:span><text:span text:style-name="T2"> and </text:span><text:span text:style-name="T12">fromInt :: Int -&gt; Nat</text:span><text:span text:style-name="T2"> that allows you to convert between </text:span><text:span text:style-name="T12">Nat</text:span><text:span text:style-name="T2"> and </text:span><text:span text:style-name="T12">Int</text:span><text:span text:style-name="T2">.</text:span></text:p>
      <text:p text:style-name="P2"/>
      <text:list xml:id="list134547197973206" text:continue-list="list708789695" text:style-name="WWNum1">
        <text:list-item>
          <text:p text:style-name="P9">Complex Numbers</text:p>
        </text:list-item>
      </text:list>
      <text:p text:style-name="P3"/>
      <text:list xml:id="list134547978469546" text:continue-numbering="true" text:style-name="WWNum1">
        <text:list-item>
          <text:list>
            <text:list-item>
              <text:p text:style-name="P15"><text:span text:style-name="T2">Write a data type </text:span><text:span text:style-name="T12">Complex</text:span><text:span text:style-name="T10"> </text:span><text:span text:style-name="T2">to represent complex numbers of the form </text:span><text:span text:style-name="T3">a</text:span><text:span text:style-name="T2"> + </text:span><text:span text:style-name="T3">b</text:span><text:span text:style-name="T2"> * </text:span><text:span text:style-name="T3">i</text:span><text:span text:style-name="T2">.</text:span></text:p>
            </text:list-item>
            <text:list-item>
              <text:p text:style-name="P17"><text:span text:style-name="T2">Make </text:span><text:span text:style-name="T12">Complex</text:span><text:span text:style-name="T10"> </text:span><text:span text:style-name="T2">an instance of </text:span><text:span text:style-name="T12">Show</text:span><text:span text:style-name="T2">, </text:span><text:span text:style-name="T12">Eq</text:span><text:span text:style-name="T2">, and </text:span><text:span text:style-name="T12">Num</text:span></text:p>
            </text:list-item>
          </text:list>
        </text:list-item>
      </text:list>
      <text:p text:style-name="P4"/>
      <text:list xml:id="list134548979748101" text:continue-numbering="true" text:style-name="WWNum1">
        <text:list-item>
          <text:p text:style-name="P9">Proposition</text:p>
        </text:list-item>
      </text:list>
      <text:p text:style-name="P2">Consider the following datatype for representing boolean expression (propositions), where variable names consist of a single character: </text:p>
      <text:p text:style-name="P14">data Prop = Basic Bool | Var Char | Not Prop | Prop : /\ : Prop | Prop : \/ : Prop | Prop : −&gt;: Prop</text:p>
      <text:p text:style-name="P1"><text:span text:style-name="T5"><text:s/>1) </text:span><text:span text:style-name="T6">Give the value of type </text:span><text:span text:style-name="T8">Prop</text:span><text:span text:style-name="T6"> that represents the proposition p → (p ∨ q) .</text:span></text:p>
      <text:p text:style-name="P13"><text:s text:c="2"/>2) Write a function <text:span text:style-name="T11">vars :: Prop → [Char ]</text:span> that takes a proposition and finds all the variables that occur in the proposition (you may choose to delete duplicates, or not).</text:p>
      <text:p text:style-name="P6"><text:s text:c="13"/>3) Write an evaluator <text:span text:style-name="T11">beval :: Prop → [(Char , Bool)] → Bool</text:span>. It takes a <text:s text:c="10"/>proposition and an environment env. The latter contains pairs of values, like (’p’, True), <text:s/>that give values to variables. Compute the truth value of the proposition using the truth value given for every variable in that proposition. <text:s text:c="3"/></text:p>
      <text:p text:style-name="P6"/>
      <text:list xml:id="list134547970039970" text:continue-numbering="true" text:style-name="WWNum1">
        <text:list-item>
          <text:p text:style-name="P10">Queue</text:p>
        </text:list-item>
      </text:list>
      <text:p text:style-name="P5"><text:tab/>Implement a (polymorphic) queue data structure, make instance of show, and define functions <text:span text:style-name="T11">makeQueue</text:span>, <text:span text:style-name="T11">isEmpty</text:span>, <text:span text:style-name="T11">enqueue</text:span>, <text:span text:style-name="T11">dequeue.</text:span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1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25T13:45:46.299364711</dc:date>
    <meta:editing-duration>PT2M35S</meta:editing-duration>
    <meta:editing-cycles>1</meta:editing-cycles>
    <meta:document-statistic meta:table-count="0" meta:image-count="0" meta:object-count="0" meta:page-count="1" meta:paragraph-count="18" meta:word-count="271" meta:character-count="1498" meta:non-whitespace-character-count="1220"/>
  </office:meta>
</office:document-meta>
</file>